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3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02cm" fo:min-width="0.77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  <style:text-properties fo:color="#ffffff" fo:font-weight="bold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3"/>
      <style:paragraph-properties fo:text-align="center"/>
      <style:text-properties fo:color="#ffffff" fo:font-weight="bold"/>
    </style:style>
    <style:style style:name="P5" style:family="paragraph">
      <loext:graphic-properties draw:fill-color="#999999"/>
      <style:paragraph-properties fo:text-align="center"/>
      <style:text-properties fo:color="#ffffff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ed1c24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Network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Network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Network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Network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Networking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841cm" svg:height="1.657cm" svg:x="3.002cm" svg:y="2.77cm">
          <draw:text-box>
            <text:p text:style-name="P6"><text:span text:style-name="T1">On Premise or</text:span></text:p>
            <text:p text:style-name="P6"><text:span text:style-name="T1">Private Cloud</text:span></text:p>
          </draw:text-box>
        </draw:frame>
        <draw:frame draw:style-name="gr5" draw:text-style-name="P7" draw:layer="layout" svg:width="5.836cm" svg:height="1.458cm" svg:x="9.382cm" svg:y="2.97cm">
          <draw:text-box>
            <text:p text:style-name="P6"><text:span text:style-name="T1">IaaS</text:span></text:p>
            <text:p text:style-name="P6"><text:span text:style-name="T2">Infrastructure as a Service</text:span></text:p>
          </draw:text-box>
        </draw:frame>
        <draw:frame draw:style-name="gr5" draw:text-style-name="P7" draw:layer="layout" svg:width="4.845cm" svg:height="1.458cm" svg:x="16.878cm" svg:y="2.97cm">
          <draw:text-box>
            <text:p text:style-name="P6"><text:span text:style-name="T1">PaaS</text:span></text:p>
            <text:p text:style-name="P6"><text:span text:style-name="T2">Platform as a Service</text:span></text:p>
          </draw:text-box>
        </draw:frame>
        <draw:frame draw:style-name="gr5" draw:text-style-name="P7" draw:layer="layout" svg:width="4.896cm" svg:height="1.458cm" svg:x="23.852cm" svg:y="2.97cm">
          <draw:text-box>
            <text:p text:style-name="P6"><text:span text:style-name="T1">FaaS</text:span></text:p>
            <text:p text:style-name="P6"><text:span text:style-name="T2">Function as a Service</text:span></text:p>
          </draw:text-box>
        </draw:frame>
        <draw:frame draw:style-name="gr5" draw:text-style-name="P7" draw:layer="layout" svg:width="6.395cm" svg:height="1.458cm" svg:x="30.027cm" svg:y="2.97cm">
          <draw:text-box>
            <text:p text:style-name="P6"><text:span text:style-name="T1">MBaaS</text:span></text:p>
            <text:p text:style-name="P6"><text:span text:style-name="T2">Mobile Backend as a Service</text:span></text:p>
          </draw:text-box>
        </draw:frame>
        <draw:g>
          <draw:custom-shape draw:style-name="gr6" draw:text-style-name="P2" draw:layer="layout" svg:width="1.27cm" svg:height="1.27cm" svg:x="8.589cm" svg:y="19.97cm">
            <text:p text:style-name="P1"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7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8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5" draw:text-style-name="P8" draw:layer="layout" svg:width="6.594cm" svg:height="0.954cm" svg:x="22.998cm" svg:y="1.289cm">
          <draw:text-box>
            <text:p>Serverless computing</text:p>
          </draw:text-box>
        </draw:frame>
        <draw:line draw:style-name="gr9" draw:text-style-name="P9" draw:layer="layout" svg:x1="26.319cm" svg:y1="2.143cm" svg:x2="26.319cm" svg:y2="3.159cm">
          <text:p/>
        </draw:line>
        <draw:line draw:style-name="gr9" draw:text-style-name="P9" draw:layer="layout" svg:x1="26.319cm" svg:y1="2.143cm" svg:x2="31.988cm" svg:y2="3.221cm">
          <text:p/>
        </draw:line>
        <draw:line draw:style-name="gr9" draw:text-style-name="P9" draw:layer="layout" svg:x1="26.287cm" svg:y1="2.175cm" svg:x2="20.318cm" svg:y2="3.318cm">
          <text:p/>
        </draw:line>
        <draw:custom-shape draw:style-name="gr4" draw:text-style-name="P5" draw:layer="layout" svg:width="6.223cm" svg:height="1.27cm" svg:x="37.189cm" svg:y="6.371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Virtualiz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Networking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947cm" svg:height="1.458cm" svg:x="37.827cm" svg:y="2.971cm">
          <draw:text-box>
            <text:p text:style-name="P6"><text:span text:style-name="T1">SaaS</text:span></text:p>
            <text:p text:style-name="P6"><text:span text:style-name="T2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Business Logic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.989cm" svg:y1="23.098cm" svg:x2="43.772cm" svg:y2="23.098cm">
          <text:p/>
        </draw:line>
        <draw:frame draw:style-name="gr5" draw:text-style-name="P8" draw:layer="layout" svg:width="3.139cm" svg:height="0.954cm" svg:x="2.224cm" svg:y="22.09cm">
          <draw:text-box>
            <text:p>Low level</text:p>
          </draw:text-box>
        </draw:frame>
        <draw:frame draw:style-name="gr5" draw:text-style-name="P8" draw:layer="layout" svg:width="3.106cm" svg:height="0.954cm" svg:x="2.225cm" svg:y="23.19cm">
          <draw:text-box>
            <text:p>Flexibility</text:p>
          </draw:text-box>
        </draw:frame>
        <draw:frame draw:style-name="gr5" draw:text-style-name="P8" draw:layer="layout" svg:width="3.279cm" svg:height="0.954cm" svg:x="38.825cm" svg:y="22.09cm">
          <draw:text-box>
            <text:p>High level</text:p>
          </draw:text-box>
        </draw:frame>
        <draw:frame draw:style-name="gr5" draw:text-style-name="P8" draw:layer="layout" svg:width="2.686cm" svg:height="0.954cm" svg:x="38.826cm" svg:y="23.19cm">
          <draw:text-box>
            <text:p>Velocity</text:p>
          </draw:text-box>
        </draw:frame>
        <draw:frame draw:style-name="gr5" draw:text-style-name="P11" draw:layer="layout" svg:width="6.581cm" svg:height="0.954cm" svg:x="19.625cm" svg:y="22.09cm">
          <draw:text-box>
            <text:p text:style-name="P10"><text:span text:style-name="T3">Level of Abstr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0066b3" draw:end-color="#99999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04T16:56:26.818957437</dc:date>
    <meta:editing-duration>PT11H18M35S</meta:editing-duration>
    <meta:editing-cycles>54</meta:editing-cycles>
    <meta:generator>LibreOffice/5.4.1.2$MacOSX_X86_64 LibreOffice_project/ea7cb86e6eeb2bf3a5af73a8f7777ac570321527</meta:generator>
    <meta:document-statistic meta:object-count="79"/>
  </office:meta>
</office:document-meta>
</file>